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Cousine" svg:font-family="Cousine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mo1" svg:font-family="Arimo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wfwoowfffftwwfwfwffffwwofwwwwwwowffftfwqfwwffowowwwwffwwfwwffwwooffwfwffwfqfwffwwfwwfwwwfwfwffffwwwwwfwfwowwwfowwwtfffwfwtffwfwfwfowwtwffffwwwwwfwfffwwffffwqwfofffwfoffotfwftwtwofffttqfwwwffffwwfwffoffwfffwwwwfwqwfwwfqwftfowwwffwtwfwffwftfwfwwwffwfwowwwwftwfwwfffwwoofwfwwwfwwfwoowofwofowftwftwfwwfffwffoqwffowwwwwftfwwffwwffwwtwffwwfwwwwwwwfwfffwtfwwwoffwwowwfwwwftfowfffwfwwwftfotwfwoowwwowwwwwffwwwwfwfwfffwfffffwwowffwffwowwwwwwwwfwffffwftwqwwfwofwwfwftfffwwwfwwfwwotwfwwffwowwwoffffwwffoffowwwwwfwwwfwwfowwfowwfwwwfwwwfwwfwfwwfwwffwofwffwwwfwwwftwowffwwtwfffwtftwwwfwqwwffwfwwwffwtfwwwfowwqfwwtfwwfwwwowwtwqwffwfwoffffwwwwowwwwwowwwwqtwfqfftffwwfffwfwwwwffwoofwfffffofwwwfqfwwqfffwfffwotwwffftwwwwwwfffwwfwfwtfwffwfwffwffwwfwwfqwtwfwwfwfwfwfwfowfwfftwwwwwfowowwwoowwwftfwfotfwffffwwwwwwffffwwwwowffffffwtffwwffwwwwwwwwffwwofqwwwofwwwwfwwtwwfofwwwqowfwffwfwffwtofowfwowtfwofwfwwffwffwfwfffwfffffwfwfwoofwfffwwwwfwwwwffwwfwfwfffwfowwfwwwwwwwwwffffwffwwwowowtfqooofffofwwwootwofwfwofftwfwfwwwfwwffqffwfffwwwwfffwwfwwfffffffwffqfwwfffwowwfwwwfwfwfffwftwwwwfowfwwwwwfofwtwofwwwwffwwfwwffwofwffwfwffwwffofwwwwffwtwfooqwwfwwoffwttfwfwwwfffwtfwwfqwffqwwowtffffwwwfowwwfwwtwwwwowfwtwwffwfffwffoffwffwwtfwwwfwfwfwqfowffwwwwffwffffffwfwtffwofwfwooffwwtwfwtwwwftowwfffwfffofffftwfwotwwffwwwftowffowwwwfwwfffwwttffwwffwwfwwtwqffwoftfwqfwffwwofwwofwwwwfffwfwwfwfwfffwoqffwwffwfwowwwwwtwffffwffffwfwfffffwwfwofffffwowffwfwoowwwwfffwooftfwffwwwowwffwwwfotfwfwffffowwfofwwwwfwwffffwwwfffofwwwfwwwtwfwwwwfwwowwwwwwwwowwwfwwwfwwwffwwffffwqwffwwwwfowwwwwffwwtwffwfwffwwwwffwffwffwwwwwwqfffoffwfwfwwwwowwfwwwtwfwfowwwwfffwffwfwfwfffffwwfowwfwffffwfwwwffwwffwfwwtwwwwowffffffwffofffffffwwftoftwwwwwtwfwwfwtfffffffftwwqwqwwwwffffffwfoqtwwwfoffwfwfwwoffwfwffwwwwftwfffwowwwwtfwfwfffwfwoffffwfwwofwftfffwwwwwwffffofwfowfffwqwfowwftowwwwtwwwwffwffwwwowfwwfofwwffowwftwwtwfwwfwwwtowfwffwtwwwtfwwfwfwwwwwwwffwwoftwfwfwwfwwofofowowwwwwwwfwwffowofwwwfwowwtfwqfffwfofwfwtffwwfwowoffwwwwfwooowwfwffwwtwwfoqfwwwwffffwwfwffwqowwwtwwffwwfwwfttwfwfqffwwwfffwfwfwwwwffwfowwwffoofwffwwwwfftwftwofffwwwffwotwfwwqwwofwffftffwwwwfwwwwfwwowfwwtwwwffftwwffffowwwwwfowwwwwofwofwwfwwffwfwqwwfwwwfwfwwwqfwwtwofwowfwttqowfwwfwfowffffwofwwfqtffwwowwffwwffffwwfffwwwfwwffwfofffofffffwfwfofwwwwwfwwwfwwfwwwfoffwfwffftwwwowwtwfwwfqwfwwwfoffffffwfofwfwwofwfwwfqwwwfwwfwwowwwwfffffwwwfffwwfqwwwwtfwftwfwwwftowftwfffwffoqftftwfwwffwwffofowfwwtfwfwwwwwofwowwqwfwfwffwtotfwfffwwfwwwwfwwfwfwfwwwwfwwtwwwfwwwfffwwwqfwwffftfofwwfwfwfwwwfffffwwfwffwwtffwwffffwfffwtfwwfwwwfwwtwfowfwwfwwqffoftffqwoowwwwfwfffffwwfwwoffowowwffffffwotwffwtwwffwfwwwwfowwwwfwwfwtwwftfwffwwwwffwfwwftwfwfwwfwwffffwwwwwtqwfffwfwwwfwwwffofwwwtwffwfwfoftfowftwwftowwfwwwofwfffwwffwwfoffqwwwfwowwwwwwwoffffwwfwffffwowfwofowowoftooffwffwowwfwtwwoffwfwfwowwwfwwowwwwfwwwffwwffwwfwffwoffwffwqwfwoowwwwwwwwwwwfwwfwfffwwfwwtwwwwfwfffwffwwtwffwwowfwwfwfwfwwtffwwwwfwfwfwwfwfffffwwwtfqfwfwwwfwfftfwwwfwfwfwffwwffwffwwowffwwwwfwfwffwwwwwfwffffwwwwfwffffwfwwfofowwffffwfffwqfwfwwwwffwwfqwofwoowfwfqfwqtfwoffwwwfffofwftwwwwwwfwfwffwwwfffwwfwfwwwfwwfffffwfowfwowwwfwwwoftfwfwfwtfwwwwwfwfqowwtofwtfwffwwwffwofwfwfwfwwwfofwfowfofwfwffqfffofwtwwtfwfwfowwffwffwfoftoffttofffwfofwowwwfffofwfofofwfwwffwfwfwwwtwowwwwofwftffwtfwwtwwwffofwfwfffwwtowwwwfwffffwwtfffffowwwwffffwqtfwffofwwfwwwwwfwwowwfwwtfwwtwwwfftfttfwwwtfwwwfwwwwfwfwffffwtfwwwfffwwwwwwwowwwfwofwfftwwffqffwfwwwffwfwfwtfwwtowwwwffwwfqwffwwffwfftfwfwwwofofffowwwwwffwffwfwffwwwwfwfwfowwwfwwwffwwwfwwffoowwtffwffwffwftfwwfwfwwwfwqtfoffowfoofofwofwwwwwfwfffwfwtwwwwoqowwwtofwfwfowwwfwwwffowfofffwfowwfwwfowfwffwowffwwfqfffffwffffffwowfffffffwwwwfwftfwwfwootwwtwwofwfwwfwfwtfffwfwfowffwfwwqwfwwwwowffwoffwfffwtfttfwfwffwwffwwfowwwfwfotfwtfwwfwfwfwtwwfwowffwwfwfwwfwwqfwftwtwwwwwwoffwwwtqffffwwtfwfowfffwfwfffwwwftfwwwwwwfwwffftwwfffwffotwowwwfwfwwwwttwwtffwwfwfwwfwfwtwfwffwffwfwfwfowfwwwffwooffoowfwwofwfowwfoowwtwfwwtffwwfqwwwwfofffwfwfwfwoofwwfwfwwwwwwffffwfwfwwfwfwwwfwwtwffwfffwwwfwwwwfwffwffwffofwwtfwfwttwfwwfwwwwwwoffffffowwwfwwwfwfffwwwwwfwffwffwfwffffffwoffqwwwtfwofofwffffwowwwwowwffwfwwoffwowwofwfwwwowfwwwfwtfftffowfffowfwqwfwotwowwfffwfwowfwwfffowwowwwoffffwfwwfowwwftffwwooffwwfwtwwfwffwwwwwtwffwwfwfowtffwfwwfftwwfowfowffwwffwwtwfwwwfwfwwftffwffwffwfwffotfwtwoowwfwwfwowfffwwwwowftwfttwowwwwffffftfffwowwtfwwwwwwffwwofqfwffowowwfwffwwtffwffwwtffwwfwwwfowfwfwwoofowfwffwwfwfwwowfwwfwwwwqftwofwwwfwwwwfwtffwfffowwwfowfwffwfwfwfftwwftwfowfwwwwwwwwttwtwwoowtwwwwfwfqttttwwwwfftwqofffwwwwffwfofwfwfwwftfwwfwffofwffwwfwffwtffowowwwwffwtwwwwfffwfowfwoofwwwwfwfwfffwwffwowfwfwwfwfwfwwwfwffwfowwffffwqowwffofwfwwfowffffffowwfwwwwwffwfwqfwfofwwwwwwfwwfwfwffwwffwffwofqffwwtfwwfwtwwffwwfwfwwfwwtftqwwwwwfowwwfoffwfwwfwwowwwtwfffffwwfftwwwffwwfwffwwwwffwwfwofffowwwtowwtfwowofwfwfwffwffwowfwwtffwfwwwfffffwwwtwwwfwfofwwfffwwwowwffwowfwwffowowffwwwwwffqwfwtfwfwfwfffwwoffffwwowwwtwfowfwwwoofwwfwwwffwftfffwowwtwfofwwwwwowwwffwffwowoofwwwftwwfwowwofwowwwwftffwfwwftwfwwwwwwwfwffowwfftffwwffwwwwqwwwffffwfwffwffwfwtowwwwowwwfwwwwwffffwwfwwfwfwwffffwftfwwffwwwfwwwwwwffwfwwwfoffowwfwffwwffwfwftffwwfoffowwftwfwqffwfwotffwowwwwwfowfwwwfwwwtfwfwfwwffoqwwwwwfffftfwwwwwfofwwfffffwfwfwwfwwffwwfwffwwfwfowfwwfffffowtoffffwowwwfwwfwfwwffwffwwwfwwftfwftffwfwqfwfwwfwfwwwwfwftffwwffffwwwffwwfwwwqotwfofwfwoqwfotfwfffwwwfwfotfwtfwwffwwffwwfwqoowofwfffqofffffwwfwffwwwwfwtwfwwfwfwwfffowwwfwwwwtffofwwffwwwfffffwwofwwfoffffwwwfwwwffffqwfffwwfoffwfwwfwwfwwwfffwqfwttfwfwffwwwwffwwwtwffqfffffwfwwwfwwfwtwftwowwfwffwwwffowwwqowwofffwwfoqwwowfwwwffofwwwfwfowfwffwfwwofwtwfwwfffffwwwwooofwwwwofwwfwwwtfowfowwfffffwttwwwfwwwwfwwffwfwwwowwwtfwwtwwtffwwwfwffwfffwffwfqtwowwwwffwfffwwwfwwwffwofowftffffwwwffofotwwfwwffffwwwwfwwfwfwfwwwtffwwwwwwwfffwfwfwfwfowowfwwfwwwwwfwtwqfwwwwffwwwwwffwwfwffwwwfwwwwtwfwfwfwfwwfwwwwwwffwtwwowfftwwwwoffwfffwwwfwfwwffwfwwfftfwwfwwwfffofffwwwwfwwqfwwfwttwffwwfowfwfffwwfowwwfwwfoffwwfowowwfwwffwwwffftfffwwfwtfwwwwwfwfwwwwfffwfffwwwwfwwwofwwfwwwffwowtfwofwwwotwqfwfwwwwwfwwffwfwwfwfwwwwfwffwfwwffwffftwwwwffwwffffffwfwwwfwfwfffwwwwfwwfwwfowqwwwfwtwqowfwfofffwffffwwfwwwwfofwffwwwwffwtfwfwwwwfwwwffwwfwwfwwwfwfwffwwfwwfowtfwfwfwfwffffwwwfwfffwoftwoffwffwofwwwfowwwwfffqwowfqwfwqwwwwtofwtwotfffwfwfwfwwwwwofwwfftfwwffwwtwwfwfofwtwfwffofwfwfwwfwqfwfwfwwwfwwoowtwfwwwwfwfwfffwowfwwwwwfwwffffofwfwwwwqffftfwffwfftwffwwofffwwfwwfwwqfwfwffwwtwfwwwwffwtwfwfwwtwwffwwwwftfwwfffwfwfffwfofoofqwfffwfffwffwwqtwwwwwwfwwwfqffqwwfwowowfwwfwwwffofffwffwwwfwowwwwwfwfffwofwfwwffwwffowffwfwfwffwfwffffwwffwwfwffoowwfwwwwwwwtfwwwwwwoffwtfofwfwwwfwwwffwffwwwfwwfwwwfwoffqffwwwwwwfwfwtftfowwfffowwfwftwwqfffowfwwwwwwwwfwwwfwfwwwfwwwwffwfwfwfwfffwfwtwfwwwwffwotwffwwwfwwwftfwfwwfofwwfffofwowwowftowwfwwwwofwfffffffwtwwfwfwwwfffqwfwwwfwffwwwfffwtwffwwwowfwfwwowffwoowfwfoffwwqwwfwwwfwfwffwwwffwwowwffwfowwwwwwwftwfffwwfwfwffwfwtfofwofwwfwfwtwffwwwffwwwfowwwwwfffffofwtwffwtfwowwwwwffwtfwwffwwwwwffwtfowwwwwfwfwfffwfwwffwwwwfowfwfowwwfwwfwwftwftwfqwffffwwwffwfwfofoowoofwqffwowffwwowwtfwfwwwfwqtfwwtwfowowfwffofwwwwfwwowwwwtwfwffwwffwfwotqfffwwfwfwffwwwwwoofqffwwfwwwfwffwowfwffftfwwfwfowwwffffwwfwfwwwfwfffftowwqwwwwwftwwtffffoqtffwffffwwwowqwwwwwfwwwwffwfwwfwowwwffwwfffffwwfffwwfwwqwwtfwwftffwwffwwwwfqwwfwfffwwfwwwffwwowfwwwfoowtffwfwwffffftffwfwfffwwowffwfffwwfwffofwwwotwwwfwwwwwfooffffowffwwwwwfwfwffwfowfwwotwfowwtwffwtwwwfffwfwffowfwowffofffwwwwfftfwwfffwwwfffwwfwwwftwwffotwfffwotwfwwwtfwffwwwwwwwffwfffwtfftfwfffwwwwwowtwwqwowfffwwfwwwffwftwoftffwfwfwotfwfqwwffwwwftwwfwtfwwwfffwfffffowwfwfwowwfwwtwtfffwwtwwwffowffffffowowfwffftfffwoffwffwffwtffwwtfwfoftfwwwfwwfowwfffwwwfwffftffwwfwffwwowfwfwwffffwwoofwwqtwqwwowffwofwftffwowowwwtfwwwwwfwwwwwwwwwwfwwffowttfwwwwftwtfftfwwwwtwwwowfwwtfwwwfwwwwwfwwwftfwffwfwoffooffwfwfwwfwwwwwtwwwofofwwfoffwfowwwfowofwwfqffofowwwwffwofwwfwwwffoofwftwfwwowwfwwwwwwwowffwfofwtfwqfwffwwwffwwfffowfwfwwwfwfwwfwffwwffffwfqwffwwwfqffwwffwfwffffoffwfwfwfowtfwwwwffoffwwwwwwwffffwffftwfwwwfwwfowfwowfwwtowwfwwwoowffowffffwfwfwwwwwwtwwwfwofwwftfqfffwfwofwwwwffwfwofwwfwtfwwwwwffftowfofoffwfwwfwwwfwwfofwwwowfofwwwoffwfwtwwowfowfowwfffowwwfwftwffwwofwwowwoffwffwfwwoffwfwwwffwffwwfffftwooffwfwwotowwfwwofffffwwfwwtwwtwwwwwffwtfwffttwfwwwoffofwtwtwqwwfffwwwwwwwfwfwffwwofffwwwfwffffffwwwwfwfwffwofwwwwfwffwwwffwwwowwffwwfwwwffoftfwwofwwttffqwtwwffffwfwtfwffwfwfwowfwfowwfwwftwwffffwwwofwwffffftffwfwwwfwowwftowfffwwwfwftfowfffwwfwfwfwtfwwwwffwfwfffwtffwwfowwtwfoffffffwtwfffffwwwfwwfofwfowtwtwwwwfffftwtfwwwfwfwofwfwwwwwwffwwwofofowfwwfwfwfwwtwwwwwftwfwftwwfwfffffwwwfqoqwwfooffwwwfwfwqftwwffoowffwffowwwwffofwwftfwwwwwwwwfwwwoffftfqwoofootwfwwfwwffwfwwffwffwwwfofwwwofwfffffffwwwfwwwwwfwwwwowwffwffwwffffffwwfffffowwwwffwwwwwfffttftftwfowfttfofwfffwqwwfoofwwfffwffowffwwtofwwwotfwwwffwfwffffwwwwftwfwtwfffwfwoowqtwowowfwowofwfwtwwwwfowwoowfftwfwwfqwffwwwwfffwfwwffwfwwwwfwwfwwwwffwfwfwwtfofwfwfwfwwffwwwtfwwwwwfwfwwfwwfwfowwwwffwfftfwowfwowowfwwwofwofwfwotwfffffwwwwwfwfwwwwfffqwwtoffwffwfwfwfwfowwwfowtwtwwowfwwwwwwffwwffwfwfwwwwwwfwfwwwfwfwwfwfwffowfwfwfffwoffffftfwfffwfwwwowffffffwfwtfowwwfoqfffwffoqfwfffwwwwwwfwowfffwwwwfwffwfftwftwfoffwffwtwfwwwofwfwfwfowowwwfffffwwwfffwwfwwwftfwqoffwfftwwwwwfoffwfffwfwfwowwfwffffwwffwwffoowwwwwfowfowffwwtfowftwwfffwwwwwowfqwffffwfqwfwwwffwwoffwwwowfwfwffwwwtqfwfwftfwwwwwfwwofwfwwfofwwwfwfffwwwwwwwwfwftwwooowowfffwfwwfwfwffofwtwfffwffwowwftwfffqfwwwfffwwfowwwtwffoowwfoowwwqtfwwffwwowtwffwwowwtfwwfotfwffwwffofffffowfwwfwffwwwwwwtfwffffffwwfwfwwwwffwwwwwwwwfwwfwowtwwwwwwwfwfwwtffwwofwfwwwfqwwwwtwwfwfofwfwwwwffwfwwfwffwftwffowwwfwwwffwwfwowwfqwwfowfwwfwfwwfowffffwfwwfwwwwwwwfwfwwfwfwwwwwfwtfwfwfwwffwwfofwwqfwffwfftwofwwtfwwwwwwwwqwwwwwwwtfffwowfwwttwffffwwfffwwwfwfowffwwwfwwowtwfwwfwfofwfwfofffwotwfwftwwfwfwowwwffwwwwwwfwfwwftwwofftffwfoftwffwfwfffftfofwwfwwwwwwwfwffwfwwffwwfwfffwfqwwfwwfwffwffftffoofwfwwwwfwfwffwowwwwowwowfwowffwwwffwfwtwffwfwfofwwoofwfffofffwfwtfwqffwoowffffwwwffwwfwfwffwwfwfftwfwwoffwwfofwwfowwtwwwwofwfwwwwfwoofwtwwtwwfwffwwwffwfwfwwofwwwwwwfwwwwwfwwwwfwtwtwfwtwowwffwfftwwftwowfwffffwfwffwffwwtfwwottfwfffffffofwwwffwtfffwfffwwftwfffwoo</text:p>
      <text:p text:style-name="Preformatted_20_Text">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 style:font-family-generic="modern" style:font-pitch="fixed"/>
    <style:font-face style:name="Cousine" svg:font-family="Cousine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mo1" svg:font-family="Arimo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font-name-asian="Arimo1" style:font-size-asian="12pt" style:language-asian="zh" style:country-asian="CN" style:font-name-complex="Arimo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Arimo1" style:font-size-asian="14pt" style:font-name-complex="Arimo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sine" fo:font-size="10pt" style:font-name-asian="Courier" style:font-size-asian="10pt" style:font-name-complex="Cousin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" meta:word-count="2" meta:character-count="10000"/>
    <meta:creation-date>2021-02-09T03:12:21</meta:creation-date>
    <meta:editing-duration>P0D</meta:editing-duration>
    <meta:editing-cycles>1</meta:editing-cycles>
    <meta:generator>OpenOffice/4.1.1$FreeBSD/amd64 OpenOffice.org_project/411m6$Build-9775</meta:generator>
  </office:meta>
</office:document-meta>
</file>